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cubednetlogs" table:style-name="ta1">
        <table:shapes>
          <draw:frame draw:z-index="0" draw:style-name="gr1" draw:text-style-name="P1" svg:width="418.37pt" svg:height="363.34pt" svg:x="1577.79pt" svg:y="47.65pt">
            <draw:object draw:notify-on-update-of-range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8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7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irst Layer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ull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5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8" calcext:value-type="float">
            <text:p>2.8348</text:p>
          </table:table-cell>
          <table:table-cell table:number-columns-repeated="2" office:value-type="float" office:value="0.0493" calcext:value-type="float">
            <text:p>0.0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4251" calcext:value-type="float">
            <text:p>1.4251</text:p>
          </table:table-cell>
          <table:table-cell table:number-columns-repeated="2" office:value-type="float" office:value="0.5691" calcext:value-type="float">
            <text:p>0.5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" office:value-type="float" office:value="0.3456" calcext:value-type="float">
            <text:p>0.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45" calcext:value-type="float">
            <text:p>2.8345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6141" calcext:value-type="float">
            <text:p>0.6141</text:p>
          </table:table-cell>
          <table:table-cell table:number-columns-repeated="2" office:value-type="float" office:value="0.7993" calcext:value-type="float">
            <text:p>0.7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548" calcext:value-type="float">
            <text:p>1.3548</text:p>
          </table:table-cell>
          <table:table-cell table:number-columns-repeated="2" office:value-type="float" office:value="0.5463" calcext:value-type="float">
            <text:p>0.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42" calcext:value-type="float">
            <text:p>2.8342</text:p>
          </table:table-cell>
          <table:table-cell table:number-columns-repeated="2" office:value-type="float" office:value="0.0529" calcext:value-type="float">
            <text:p>0.05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3767" calcext:value-type="float">
            <text:p>0.3767</text:p>
          </table:table-cell>
          <table:table-cell table:number-columns-repeated="2" office:value-type="float" office:value="0.8846" calcext:value-type="float">
            <text:p>0.88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0032" calcext:value-type="float">
            <text:p>1.0032</text:p>
          </table:table-cell>
          <table:table-cell table:number-columns-repeated="2"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339" calcext:value-type="float">
            <text:p>2.8339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79" calcext:value-type="float">
            <text:p>0.2579</text:p>
          </table:table-cell>
          <table:table-cell table:number-columns-repeated="2" office:value-type="float" office:value="0.914" calcext:value-type="float">
            <text:p>0.9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7033" calcext:value-type="float">
            <text:p>0.7033</text:p>
          </table:table-cell>
          <table:table-cell table:number-columns-repeated="2"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332" calcext:value-type="float">
            <text:p>2.8332</text:p>
          </table:table-cell>
          <table:table-cell table:number-columns-repeated="2" office:value-type="float" office:value="0.0507" calcext:value-type="float">
            <text:p>0.05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1683" calcext:value-type="float">
            <text:p>0.1683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06" calcext:value-type="float">
            <text:p>0.506</text:p>
          </table:table-cell>
          <table:table-cell table:number-columns-repeated="2"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8321" calcext:value-type="float">
            <text:p>2.8321</text:p>
          </table:table-cell>
          <table:table-cell table:number-columns-repeated="2" office:value-type="float" office:value="0.0684" calcext:value-type="float">
            <text:p>0.06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684" calcext:value-type="float">
            <text:p>0.0684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table:number-columns-repeated="2"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8296" calcext:value-type="float">
            <text:p>2.8296</text:p>
          </table:table-cell>
          <table:table-cell table:number-columns-repeated="2" office:value-type="float" office:value="0.0654" calcext:value-type="float">
            <text:p>0.06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53" calcext:value-type="float">
            <text:p>0.98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2" office:value-type="float" office:value="0.9449" calcext:value-type="float">
            <text:p>0.9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824" calcext:value-type="float">
            <text:p>2.824</text:p>
          </table:table-cell>
          <table:table-cell table:number-columns-repeated="2" office:value-type="float" office:value="0.0743" calcext:value-type="float">
            <text:p>0.0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366" calcext:value-type="float">
            <text:p>0.0366</text:p>
          </table:table-cell>
          <table:table-cell table:number-columns-repeated="2" office:value-type="float" office:value="0.9897" calcext:value-type="float">
            <text:p>0.989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701" calcext:value-type="float">
            <text:p>0.0701</text:p>
          </table:table-cell>
          <table:table-cell table:number-columns-repeated="2"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07" calcext:value-type="float">
            <text:p>2.807</text:p>
          </table:table-cell>
          <table:table-cell table:number-columns-repeated="2" office:value-type="float" office:value="0.0816" calcext:value-type="float">
            <text:p>0.08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907" calcext:value-type="float">
            <text:p>0.0907</text:p>
          </table:table-cell>
          <table:table-cell table:number-columns-repeated="2" office:value-type="float" office:value="0.9706" calcext:value-type="float">
            <text:p>0.970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7655" calcext:value-type="float">
            <text:p>2.7655</text:p>
          </table:table-cell>
          <table:table-cell table:number-columns-repeated="2" office:value-type="float" office:value="0.1169" calcext:value-type="float">
            <text:p>0.11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168" calcext:value-type="float">
            <text:p>0.0168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236" calcext:value-type="float">
            <text:p>0.0236</text:p>
          </table:table-cell>
          <table:table-cell table:number-columns-repeated="2" office:value-type="float" office:value="0.9941" calcext:value-type="float">
            <text:p>0.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6772" calcext:value-type="float">
            <text:p>2.6772</text:p>
          </table:table-cell>
          <table:table-cell table:number-columns-repeated="2" office:value-type="float" office:value="0.1603" calcext:value-type="float">
            <text:p>0.1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03" calcext:value-type="float">
            <text:p>0.0103</text:p>
          </table:table-cell>
          <table:table-cell table:number-columns-repeated="2" office:value-type="float" office:value="0.9985" calcext:value-type="float">
            <text:p>0.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5816" calcext:value-type="float">
            <text:p>2.5816</text:p>
          </table:table-cell>
          <table:table-cell table:number-columns-repeated="2" office:value-type="float" office:value="0.1691" calcext:value-type="float">
            <text:p>0.16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57" calcext:value-type="float">
            <text:p>0.0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.4522" calcext:value-type="float">
            <text:p>2.4522</text:p>
          </table:table-cell>
          <table:table-cell table:number-columns-repeated="2" office:value-type="float" office:value="0.2051" calcext:value-type="float">
            <text:p>0.20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662" calcext:value-type="float">
            <text:p>0.0662</text:p>
          </table:table-cell>
          <table:table-cell table:number-columns-repeated="2" office:value-type="float" office:value="0.9824" calcext:value-type="float">
            <text:p>0.98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.3694" calcext:value-type="float">
            <text:p>2.3694</text:p>
          </table:table-cell>
          <table:table-cell table:number-columns-repeated="2" office:value-type="float" office:value="0.2279" calcext:value-type="float">
            <text:p>0.227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989" calcext:value-type="float">
            <text:p>0.98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2857" calcext:value-type="float">
            <text:p>2.2857</text:p>
          </table:table-cell>
          <table:table-cell table:number-columns-repeated="2" office:value-type="float" office:value="0.2691" calcext:value-type="float">
            <text:p>0.26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32" calcext:value-type="float">
            <text:p>0.0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2075" calcext:value-type="float">
            <text:p>2.2075</text:p>
          </table:table-cell>
          <table:table-cell table:number-columns-repeated="2" office:value-type="float" office:value="0.2846" calcext:value-type="float">
            <text:p>0.284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.1471" calcext:value-type="float">
            <text:p>2.1471</text:p>
          </table:table-cell>
          <table:table-cell table:number-columns-repeated="2" office:value-type="float" office:value="0.3037" calcext:value-type="float">
            <text:p>0.303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6" calcext:value-type="float">
            <text:p>0.0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0723" calcext:value-type="float">
            <text:p>2.0723</text:p>
          </table:table-cell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9974" calcext:value-type="float">
            <text:p>1.9974</text:p>
          </table:table-cell>
          <table:table-cell table:number-columns-repeated="2" office:value-type="float" office:value="0.3507" calcext:value-type="float">
            <text:p>0.35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22" calcext:value-type="float">
            <text:p>0.00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9256" calcext:value-type="float">
            <text:p>1.9256</text:p>
          </table:table-cell>
          <table:table-cell table:number-columns-repeated="2" office:value-type="float" office:value="0.3684" calcext:value-type="float">
            <text:p>0.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8452" calcext:value-type="float">
            <text:p>1.8452</text:p>
          </table:table-cell>
          <table:table-cell table:number-columns-repeated="2" office:value-type="float" office:value="0.411" calcext:value-type="float">
            <text:p>0.4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19" calcext:value-type="float">
            <text:p>0.0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726" calcext:value-type="float">
            <text:p>1.726</text:p>
          </table:table-cell>
          <table:table-cell table:number-columns-repeated="2" office:value-type="float" office:value="0.4316" calcext:value-type="float">
            <text:p>0.431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6195" calcext:value-type="float">
            <text:p>1.6195</text:p>
          </table:table-cell>
          <table:table-cell table:number-columns-repeated="2" office:value-type="float" office:value="0.4669" calcext:value-type="float">
            <text:p>0.46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5055" calcext:value-type="float">
            <text:p>1.5055</text:p>
          </table:table-cell>
          <table:table-cell table:number-columns-repeated="2" office:value-type="float" office:value="0.5213" calcext:value-type="float">
            <text:p>0.521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.4061" calcext:value-type="float">
            <text:p>1.4061</text:p>
          </table:table-cell>
          <table:table-cell table:number-columns-repeated="2" office:value-type="float" office:value="0.5507" calcext:value-type="float">
            <text:p>0.55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.3063" calcext:value-type="float">
            <text:p>1.3063</text:p>
          </table:table-cell>
          <table:table-cell table:number-columns-repeated="2" office:value-type="float" office:value="0.5654" calcext:value-type="float">
            <text:p>0.565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.1838" calcext:value-type="float">
            <text:p>1.1838</text:p>
          </table:table-cell>
          <table:table-cell table:number-columns-repeated="2" office:value-type="float" office:value="0.6029" calcext:value-type="float">
            <text:p>0.60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0497" calcext:value-type="float">
            <text:p>1.0497</text:p>
          </table:table-cell>
          <table:table-cell table:number-columns-repeated="2" office:value-type="float" office:value="0.6404" calcext:value-type="float">
            <text:p>0.640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8052" calcext:value-type="float">
            <text:p>0.8052</text:p>
          </table:table-cell>
          <table:table-cell table:number-columns-repeated="2" office:value-type="float" office:value="0.7397" calcext:value-type="float">
            <text:p>0.73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593" calcext:value-type="float">
            <text:p>0.6593</text:p>
          </table:table-cell>
          <table:table-cell table:number-columns-repeated="2" office:value-type="float" office:value="0.7882" calcext:value-type="float">
            <text:p>0.788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5359" calcext:value-type="float">
            <text:p>0.5359</text:p>
          </table:table-cell>
          <table:table-cell table:number-columns-repeated="2" office:value-type="float" office:value="0.8294" calcext:value-type="float">
            <text:p>0.829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4614" calcext:value-type="float">
            <text:p>0.4614</text:p>
          </table:table-cell>
          <table:table-cell table:number-columns-repeated="2" office:value-type="float" office:value="0.8559" calcext:value-type="float">
            <text:p>0.855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491" calcext:value-type="float">
            <text:p>0.3491</text:p>
          </table:table-cell>
          <table:table-cell table:number-columns-repeated="2" office:value-type="float" office:value="0.9029" calcext:value-type="float">
            <text:p>0.902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8956" calcext:value-type="float">
            <text:p>0.895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1007" calcext:value-type="float">
            <text:p>0.1007</text:p>
          </table:table-cell>
          <table:table-cell table:number-columns-repeated="2" office:value-type="float" office:value="0.9743" calcext:value-type="float">
            <text:p>0.97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15" calcext:value-type="float">
            <text:p>0.0515</text:p>
          </table:table-cell>
          <table:table-cell table:number-columns-repeated="2" office:value-type="float" office:value="0.9904" calcext:value-type="float">
            <text:p>0.990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1392" calcext:value-type="float">
            <text:p>0.1392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671" calcext:value-type="float">
            <text:p>0.0671</text:p>
          </table:table-cell>
          <table:table-cell table:number-columns-repeated="2" office:value-type="float" office:value="0.9809" calcext:value-type="float">
            <text:p>0.98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95" calcext:value-type="float">
            <text:p>0.009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melanoma" table:style-name="ta1">
        <table:shapes>
          <draw:frame draw:z-index="0" draw:style-name="gr1" draw:text-style-name="P1" svg:width="414.94pt" svg:height="318.59pt" svg:x="786.98pt" svg:y="55.47pt">
            <draw:object draw:notify-on-update-of-ranges="melanoma.B1:melanoma.B1 melanoma.E3:melanoma.E37 melanoma.H1:melanoma.H1 melanoma.K3:melanoma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2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1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267" calcext:value-type="float">
            <text:p>0.4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.0861" calcext:value-type="float">
            <text:p>59.086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866" calcext:value-type="float">
            <text:p>0.5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5186" calcext:value-type="float">
            <text:p>0.5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444" calcext:value-type="float">
            <text:p>0.5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6147" calcext:value-type="float">
            <text:p>0.6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5595" calcext:value-type="float">
            <text:p>0.5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643" calcext:value-type="float">
            <text:p>0.5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5033" calcext:value-type="float">
            <text:p>0.5033</text:p>
          </table:table-cell>
          <table:table-cell office:value-type="float" office:value="0.5694" calcext:value-type="float">
            <text:p>0.56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5773" calcext:value-type="float">
            <text:p>0.5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731" calcext:value-type="float">
            <text:p>0.6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814" calcext:value-type="float">
            <text:p>0.6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798" calcext:value-type="float">
            <text:p>0.5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049" calcext:value-type="float">
            <text:p>0.60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6865" calcext:value-type="float">
            <text:p>0.6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128" calcext:value-type="float">
            <text:p>0.6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169" calcext:value-type="float">
            <text:p>0.61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807" calcext:value-type="float">
            <text:p>0.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6217" calcext:value-type="float">
            <text:p>0.62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3" calcext:value-type="float">
            <text:p>0.6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6284" calcext:value-type="float">
            <text:p>0.62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6318" calcext:value-type="float">
            <text:p>0.63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812" calcext:value-type="float">
            <text:p>0.6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6958" calcext:value-type="float">
            <text:p>0.6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72" calcext:value-type="float">
            <text:p>0.63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436" calcext:value-type="float">
            <text:p>0.6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95" calcext:value-type="float">
            <text:p>0.63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424" calcext:value-type="float">
            <text:p>0.6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446" calcext:value-type="float">
            <text:p>0.64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7005" calcext:value-type="float">
            <text:p>0.7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98" calcext:value-type="float">
            <text:p>0.7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496" calcext:value-type="float">
            <text:p>0.64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511" calcext:value-type="float">
            <text:p>0.65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993" calcext:value-type="float">
            <text:p>0.69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513" calcext:value-type="float">
            <text:p>0.65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47" calcext:value-type="float">
            <text:p>0.70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526" calcext:value-type="float">
            <text:p>0.65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7059" calcext:value-type="float">
            <text:p>0.70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545" calcext:value-type="float">
            <text:p>0.6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035" calcext:value-type="float">
            <text:p>0.7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572" calcext:value-type="float">
            <text:p>0.65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68" calcext:value-type="float">
            <text:p>0.68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599" calcext:value-type="float">
            <text:p>0.6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7105" calcext:value-type="float">
            <text:p>0.71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614" calcext:value-type="float">
            <text:p>0.66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78" calcext:value-type="float">
            <text:p>0.7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624" calcext:value-type="float">
            <text:p>0.66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632" calcext:value-type="float">
            <text:p>0.66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7115" calcext:value-type="float">
            <text:p>0.7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633" calcext:value-type="float">
            <text:p>0.66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151" calcext:value-type="float">
            <text:p>0.7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7:22:45.769768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7:26:13.888904104</dc:date>
    <meta:editing-duration>PT48M59S</meta:editing-duration>
    <meta:editing-cycles>15</meta:editing-cycles>
    <meta:generator>LibreOffice/6.2.2.2$MacOSX_X86_64 LibreOffice_project/2b840030fec2aae0fd2658d8d4f9548af4e3518d</meta:generator>
    <meta:document-statistic meta:table-count="2" meta:cell-count="1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6cm" svg:height="12.819cm" xlink:href=".." xlink:type="simple" chart:class="chart:line" chart:style-name="ch1">
        <chart:title svg:x="5.011cm" svg:y="0.391cm" chart:style-name="ch2">
          <text:p>XCubed Training Time</text:p>
        </chart:title>
        <chart:legend svg:x="0.99cm" svg:y="10.889cm" style:legend-expansion="custom" chartooo:width="12.976cm" chartooo:height="1.929cm" style:legend-expansion-aspect-ratio="6.72680145152929" chart:style-name="ch3"/>
        <chart:plot-area chart:style-name="ch4" table:cell-range-addres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chart:data-source-has-labels="row" svg:x="0.636cm" svg:y="1.12cm" svg:width="13.182cm" svg:height="9.882cm">
          <chartooo:coordinate-region svg:x="1.741cm" svg:y="1.317cm" svg:width="12.077cm" svg:height="8.895cm"/>
          <chart:axis chart:dimension="x" chart:name="primary-x" chart:style-name="ch5">
            <chart:title svg:x="6.872cm" svg:y="10.87cm" chart:style-name="ch6">
              <text:p>Epochs</text:p>
            </chart:title>
          </chart:axis>
          <chart:axis chart:dimension="y" chart:name="primary-y" chart:style-name="ch7">
            <chart:title svg:x="0.125cm" svg:y="7.52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xcubednetlogs.E3:xcubednetlogs.E42" chart:label-cell-address="xcubednetlogs.B1:xcubednetlogs.B1" chart:class="chart:line">
            <chart:data-point chart:repeated="40"/>
          </chart:series>
          <chart:series chart:style-name="ch11" chart:values-cell-range-address="xcubednetlogs.K3:xcubednetlogs.K42" chart:label-cell-address="xcubednetlogs.H1:xcubednetlogs.H1" chart:class="chart:line">
            <chart:data-point chart:repeated="40"/>
          </chart:series>
          <chart:series chart:style-name="ch12" chart:values-cell-range-address="xcubednetlogs.Q3:xcubednetlogs.Q42" chart:label-cell-address="xcubednetlogs.N1:xcubednetlogs.N1" chart:class="chart:line">
            <chart:data-point chart:repeated="40"/>
          </chart:series>
          <chart:series chart:style-name="ch13" chart:values-cell-range-address="xcubednetlogs.W3:xcubednetlogs.W42" chart:label-cell-address="xcubednetlogs.T1:xcubednetlogs.T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xcubednetlogs.B1:xcubednetlogs.B1</svg:desc>
                </draw:g>
              </table:table-cell>
              <table:table-cell office:value-type="string">
                <text:p>PRETRAINED</text:p>
                <draw:g>
                  <svg:desc>xcubednetlogs.H1:xcubednetlogs.H1</svg:desc>
                </draw:g>
              </table:table-cell>
              <table:table-cell office:value-type="string">
                <text:p>First Layer Xcubed</text:p>
                <draw:g>
                  <svg:desc>xcubednetlogs.N1:xcubednetlogs.N1</svg:desc>
                </draw:g>
              </table:table-cell>
              <table:table-cell office:value-type="string">
                <text:p>Full Xcubed</text:p>
                <draw:g>
                  <svg:desc>xcubednetlogs.T1:xcubednetlog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3">
                <text:p>0.0493</text:p>
                <draw:g>
                  <svg:desc>xcubednetlogs.E3:xcubednetlogs.E42</svg:desc>
                </draw:g>
              </table:table-cell>
              <table:table-cell office:value-type="float" office:value="0.5691">
                <text:p>0.5691</text:p>
                <draw:g>
                  <svg:desc>xcubednetlogs.K3:xcubednetlogs.K42</svg:desc>
                </draw:g>
              </table:table-cell>
              <table:table-cell office:value-type="float" office:value="0.0559">
                <text:p>0.0559</text:p>
                <draw:g>
                  <svg:desc>xcubednetlogs.Q3:xcubednetlogs.Q42</svg:desc>
                </draw:g>
              </table:table-cell>
              <table:table-cell office:value-type="float" office:value="0.3456">
                <text:p>0.3456</text:p>
                <draw:g>
                  <svg:desc>xcubednetlogs.W3:xcubednetlogs.W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993">
                <text:p>0.7993</text:p>
              </table:table-cell>
              <table:table-cell office:value-type="float" office:value="0.0588">
                <text:p>0.05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9">
                <text:p>0.0529</text:p>
              </table:table-cell>
              <table:table-cell office:value-type="float" office:value="0.8846">
                <text:p>0.8846</text:p>
              </table:table-cell>
              <table:table-cell office:value-type="float" office:value="0.0625">
                <text:p>0.062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9">
                <text:p>0.0559</text:p>
              </table:table-cell>
              <table:table-cell office:value-type="float" office:value="0.914">
                <text:p>0.914</text:p>
              </table:table-cell>
              <table:table-cell office:value-type="float" office:value="0.0721">
                <text:p>0.0721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7">
                <text:p>0.0507</text:p>
              </table:table-cell>
              <table:table-cell office:value-type="float" office:value="0.9471">
                <text:p>0.9471</text:p>
              </table:table-cell>
              <table:table-cell office:value-type="float" office:value="0.0676">
                <text:p>0.0676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">
                <text:p>0.0684</text:p>
              </table:table-cell>
              <table:table-cell office:value-type="float" office:value="0.975">
                <text:p>0.975</text:p>
              </table:table-cell>
              <table:table-cell office:value-type="float" office:value="0.1132">
                <text:p>0.1132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">
                <text:p>0.0654</text:p>
              </table:table-cell>
              <table:table-cell office:value-type="float" office:value="0.9853">
                <text:p>0.9853</text:p>
              </table:table-cell>
              <table:table-cell office:value-type="float" office:value="0.1801">
                <text:p>0.1801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3">
                <text:p>0.0743</text:p>
              </table:table-cell>
              <table:table-cell office:value-type="float" office:value="0.9897">
                <text:p>0.9897</text:p>
              </table:table-cell>
              <table:table-cell office:value-type="float" office:value="0.2294">
                <text:p>0.2294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6">
                <text:p>0.0816</text:p>
              </table:table-cell>
              <table:table-cell office:value-type="float" office:value="0.9706">
                <text:p>0.9706</text:p>
              </table:table-cell>
              <table:table-cell office:value-type="float" office:value="0.2868">
                <text:p>0.2868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9">
                <text:p>0.1169</text:p>
              </table:table-cell>
              <table:table-cell office:value-type="float" office:value="0.9971">
                <text:p>0.9971</text:p>
              </table:table-cell>
              <table:table-cell office:value-type="float" office:value="0.3088">
                <text:p>0.3088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3">
                <text:p>0.1603</text:p>
              </table:table-cell>
              <table:table-cell office:value-type="float" office:value="0.9993">
                <text:p>0.9993</text:p>
              </table:table-cell>
              <table:table-cell office:value-type="float" office:value="0.3566">
                <text:p>0.3566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1">
                <text:p>0.1691</text:p>
              </table:table-cell>
              <table:table-cell office:value-type="float" office:value="1">
                <text:p>1</text:p>
              </table:table-cell>
              <table:table-cell office:value-type="float" office:value="0.3765">
                <text:p>0.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1">
                <text:p>0.2051</text:p>
              </table:table-cell>
              <table:table-cell office:value-type="float" office:value="0.9824">
                <text:p>0.9824</text:p>
              </table:table-cell>
              <table:table-cell office:value-type="float" office:value="0.4169">
                <text:p>0.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">
                <text:p>0.2279</text:p>
              </table:table-cell>
              <table:table-cell office:value-type="float" office:value="0.989">
                <text:p>0.989</text:p>
              </table:table-cell>
              <table:table-cell office:value-type="float" office:value="0.4529">
                <text:p>0.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1">
                <text:p>0.2691</text:p>
              </table:table-cell>
              <table:table-cell office:value-type="float" office:value="1">
                <text:p>1</text:p>
              </table:table-cell>
              <table:table-cell office:value-type="float" office:value="0.4956">
                <text:p>0.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46">
                <text:p>0.2846</text:p>
              </table:table-cell>
              <table:table-cell office:value-type="float" office:value="1">
                <text:p>1</text:p>
              </table:table-cell>
              <table:table-cell office:value-type="float" office:value="0.539">
                <text:p>0.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">
                <text:p>0.3037</text:p>
              </table:table-cell>
              <table:table-cell office:value-type="float" office:value="1">
                <text:p>1</text:p>
              </table:table-cell>
              <table:table-cell office:value-type="float" office:value="0.5544">
                <text:p>0.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25">
                <text:p>0.3125</text:p>
              </table:table-cell>
              <table:table-cell office:value-type="float" office:value="1">
                <text:p>1</text:p>
              </table:table-cell>
              <table:table-cell office:value-type="float" office:value="0.5926">
                <text:p>0.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7">
                <text:p>0.3507</text:p>
              </table:table-cell>
              <table:table-cell office:value-type="float" office:value="1">
                <text:p>1</text:p>
              </table:table-cell>
              <table:table-cell office:value-type="float" office:value="0.6368">
                <text:p>0.6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">
                <text:p>0.3684</text:p>
              </table:table-cell>
              <table:table-cell office:value-type="float" office:value="1">
                <text:p>1</text:p>
              </table:table-cell>
              <table:table-cell office:value-type="float" office:value="0.6794">
                <text:p>0.6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7015">
                <text:p>0.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16">
                <text:p>0.4316</text:p>
              </table:table-cell>
              <table:table-cell office:value-type="float" office:value="1">
                <text:p>1</text:p>
              </table:table-cell>
              <table:table-cell office:value-type="float" office:value="0.7632">
                <text:p>0.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9">
                <text:p>0.4669</text:p>
              </table:table-cell>
              <table:table-cell office:value-type="float" office:value="1">
                <text:p>1</text:p>
              </table:table-cell>
              <table:table-cell office:value-type="float" office:value="0.8088">
                <text:p>0.8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13">
                <text:p>0.5213</text:p>
              </table:table-cell>
              <table:table-cell office:value-type="float" office:value="1">
                <text:p>1</text:p>
              </table:table-cell>
              <table:table-cell office:value-type="float" office:value="0.8419">
                <text:p>0.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07">
                <text:p>0.5507</text:p>
              </table:table-cell>
              <table:table-cell office:value-type="float" office:value="1">
                <text:p>1</text:p>
              </table:table-cell>
              <table:table-cell office:value-type="float" office:value="0.8625">
                <text:p>0.8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4">
                <text:p>0.5654</text:p>
              </table:table-cell>
              <table:table-cell office:value-type="float" office:value="1">
                <text:p>1</text:p>
              </table:table-cell>
              <table:table-cell office:value-type="float" office:value="0.8912">
                <text:p>0.8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9">
                <text:p>0.6029</text:p>
              </table:table-cell>
              <table:table-cell office:value-type="float" office:value="1">
                <text:p>1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04">
                <text:p>0.6404</text:p>
              </table:table-cell>
              <table:table-cell office:value-type="float" office:value="1">
                <text:p>1</text:p>
              </table:table-cell>
              <table:table-cell office:value-type="float" office:value="0.9346">
                <text:p>0.9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13">
                <text:p>0.7213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97">
                <text:p>0.7397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82">
                <text:p>0.788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94">
                <text:p>0.8294</text:p>
              </table:table-cell>
              <table:table-cell office:value-type="float" office:value="1">
                <text:p>1</text:p>
              </table:table-cell>
              <table:table-cell office:value-type="float" office:value="0.9772">
                <text:p>0.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59">
                <text:p>0.8559</text:p>
              </table:table-cell>
              <table:table-cell office:value-type="float" office:value="1">
                <text:p>1</text:p>
              </table:table-cell>
              <table:table-cell office:value-type="float" office:value="0.9971">
                <text:p>0.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29">
                <text:p>0.9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56">
                <text:p>0.89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43">
                <text:p>0.9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4">
                <text:p>0.9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9">
                <text:p>0.9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3">
                <text:p>0.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39cm" svg:height="11.24cm" xlink:href=".." xlink:type="simple" chart:class="chart:line" chart:style-name="ch1">
        <chart:title svg:x="2.918cm" svg:y="0.359cm" chart:style-name="ch2">
          <text:p>XCubed Vs Pretraining on ISIC Melanoma</text:p>
        </chart:title>
        <chart:legend svg:x="3.511cm" svg:y="9.954cm" style:legend-expansion="custom" chartooo:width="8.135cm" chartooo:height="1.096cm" style:legend-expansion-aspect-ratio="7.42244525547445" chart:style-name="ch3"/>
        <chart:plot-area chart:style-name="ch4" table:cell-range-address="melanoma.B1:melanoma.B1 melanoma.E3:melanoma.E37 melanoma.H1:melanoma.H1 melanoma.K3:melanoma.K37" chart:data-source-has-labels="row" svg:x="0.777cm" svg:y="1.362cm" svg:width="13.161cm" svg:height="8.06cm">
          <chartooo:coordinate-region svg:x="1.882cm" svg:y="1.56cm" svg:width="11.917cm" svg:height="7.072cm"/>
          <chart:axis chart:dimension="x" chart:name="primary-x" chart:style-name="ch5">
            <chart:title svg:x="6.838cm" svg:y="9.647cm" chart:style-name="ch6">
              <text:p>Epoch</text:p>
            </chart:title>
          </chart:axis>
          <chart:axis chart:dimension="y" chart:name="primary-y" chart:style-name="ch7">
            <chart:title svg:x="0.001cm" svg:y="6.881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melanoma.E3:melanoma.E37" chart:label-cell-address="melanoma.B1:melanoma.B1" chart:class="chart:line">
            <chart:data-point chart:repeated="35"/>
          </chart:series>
          <chart:series chart:style-name="ch11" chart:values-cell-range-address="melanoma.K3:melanoma.K37" chart:label-cell-address="melanoma.H1:melanoma.H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rained</text:p>
                <draw:g>
                  <svg:desc>melanoma.B1:melanoma.B1</svg:desc>
                </draw:g>
              </table:table-cell>
              <table:table-cell office:value-type="string">
                <text:p>Xcubed</text:p>
                <draw:g>
                  <svg:desc>melanoma.H1:melanom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67">
                <text:p>0.4267</text:p>
                <draw:g>
                  <svg:desc>melanoma.E3:melanoma.E37</svg:desc>
                </draw:g>
              </table:table-cell>
              <table:table-cell office:value-type="float" office:value="0.5866">
                <text:p>0.5866</text:p>
                <draw:g>
                  <svg:desc>melanoma.K3:melanoma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86">
                <text:p>0.5186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4">
                <text:p>0.5444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5">
                <text:p>0.5595</text:p>
              </table:table-cell>
              <table:table-cell office:value-type="float" office:value="0.5643">
                <text:p>0.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94">
                <text:p>0.5694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73">
                <text:p>0.5773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">
                <text:p>0.585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5">
                <text:p>0.5915</text:p>
              </table:table-cell>
              <table:table-cell office:value-type="float" office:value="0.6814">
                <text:p>0.6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">
                <text:p>0.599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49">
                <text:p>0.6049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8">
                <text:p>0.6128</text:p>
              </table:table-cell>
              <table:table-cell office:value-type="float" office:value="0.6899">
                <text:p>0.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69">
                <text:p>0.6169</text:p>
              </table:table-cell>
              <table:table-cell office:value-type="float" office:value="0.6807">
                <text:p>0.6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7">
                <text:p>0.6217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4">
                <text:p>0.6284</text:p>
              </table:table-cell>
              <table:table-cell office:value-type="float" office:value="0.6331">
                <text:p>0.6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18">
                <text:p>0.6318</text:p>
              </table:table-cell>
              <table:table-cell office:value-type="float" office:value="0.6812">
                <text:p>0.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4">
                <text:p>0.634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2">
                <text:p>0.6372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95">
                <text:p>0.639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24">
                <text:p>0.6424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37">
                <text:p>0.643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46">
                <text:p>0.6446</text:p>
              </table:table-cell>
              <table:table-cell office:value-type="float" office:value="0.7005">
                <text:p>0.7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67">
                <text:p>0.6467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96">
                <text:p>0.6496</text:p>
              </table:table-cell>
              <table:table-cell office:value-type="float" office:value="0.7022">
                <text:p>0.7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11">
                <text:p>0.6511</text:p>
              </table:table-cell>
              <table:table-cell office:value-type="float" office:value="0.6993">
                <text:p>0.6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13">
                <text:p>0.6513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26">
                <text:p>0.6526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45">
                <text:p>0.6545</text:p>
              </table:table-cell>
              <table:table-cell office:value-type="float" office:value="0.7035">
                <text:p>0.7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72">
                <text:p>0.6572</text:p>
              </table:table-cell>
              <table:table-cell office:value-type="float" office:value="0.7089">
                <text:p>0.7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81">
                <text:p>0.6581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94">
                <text:p>0.6594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99">
                <text:p>0.6599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14">
                <text:p>0.6614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24">
                <text:p>0.6624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32">
                <text:p>0.6632</text:p>
              </table:table-cell>
              <table:table-cell office:value-type="float" office:value="0.7115">
                <text:p>0.7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33">
                <text:p>0.6633</text:p>
              </table:table-cell>
              <table:table-cell office:value-type="float" office:value="0.7151">
                <text:p>0.7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